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Filter.excFile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Filter.incFile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Filter.excludePattern( String [ ] regex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Filter.setReplaceExtension( String oldext , String new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Filter.filter(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Filter.replaceExtension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Filter.isFiltered( String path , TestElement 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Filter.includePattern( String [ ] regex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Fil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Filter.filterFile(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Filter.Log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ilter.excPattern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Filter.createPattern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Filter.excludeFiles( String [ ] fil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Filter.includeFiles( String [ ] fil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Filter.incPattern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Filter.filterPattern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